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8b79" officeooo:paragraph-rsid="00088b79"/>
    </style:style>
    <style:style style:name="P2" style:family="paragraph" style:parent-style-name="Standard">
      <style:text-properties officeooo:rsid="0010e946" officeooo:paragraph-rsid="0010e946"/>
    </style:style>
    <style:style style:name="P3" style:family="paragraph" style:parent-style-name="Standard">
      <style:text-properties officeooo:rsid="00116db0" officeooo:paragraph-rsid="00116db0"/>
    </style:style>
    <style:style style:name="P4" style:family="paragraph" style:parent-style-name="Standard">
      <style:text-properties officeooo:rsid="001283d2" officeooo:paragraph-rsid="001283d2"/>
    </style:style>
    <style:style style:name="T1" style:family="text">
      <style:text-properties officeooo:rsid="0010e946"/>
    </style:style>
    <style:style style:name="T2" style:family="text">
      <style:text-properties officeooo:rsid="00116db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atthew Davidson: </text:span><text:a xlink:type="simple" xlink:href="mailto:13.matt@gmail.com" text:style-name="Internet_20_link" text:visited-style-name="Visited_20_Internet_20_Link">13.matt@gmail.com</text:a></text:p>
      <text:p text:style-name="P1"><text:span text:style-name="T1">Adam Werle: </text:span>werle@uvic.ca</text:p>
      <text:p text:style-name="P1"/>
      <text:p text:style-name="P2">Dear Dr. Davidson and Dr. Werle,</text:p>
      <text:p text:style-name="P2"/>
      <text:p text:style-name="P2">my name is Chris Bentz, I’m a PostDoc at the University of Zurich involved in a project to build a text corpus for 100 typologically diverse languages in order to<text:span text:style-name="T2"> also give under-resourced languages a place in corpus linguistics</text:span> (<text:a xlink:type="simple" xlink:href="https://www.spur.uzh.ch/en/departments/research/textgroup/MorphDiv.html" text:style-name="Internet_20_link" text:visited-style-name="Visited_20_Internet_20_Link">https://www.spur.uzh.ch/en/departments/research/textgroup/MorphDiv.html</text:a>). <text:span text:style-name="T2">Particularly for some of the vulnerable languages it is a difficult task to find text material. In our search we came across your publication on “Makah texts and analyses”, and since Makah is one of the languages in our sample, we wanted to ask you whether you would have any objections if we use your glossed examples in our corpus, of course with reference to your paper. The aim is to eventually make this corpus available under a CC by 4.0 license to the public. Find attached the simple txt file illustrating how this would look like. </text:span></text:p>
      <text:p text:style-name="P2"/>
      <text:p text:style-name="P4">Also, if you have further texts on the language (e.g. in the form of hand-written field notes) that you are willing to share, we have some funds available and are currently developing some expertise at automatically transcribing hand-written manuscripts. So this could be mutually profitable.</text:p>
      <text:p text:style-name="P2"/>
      <text:p text:style-name="P3">Thanks for your time,</text:p>
      <text:p text:style-name="P3"/>
      <text:p text:style-name="P3">Chris Bent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3:16:27.477302933</meta:creation-date>
    <dc:date>2019-03-21T15:38:37.467051496</dc:date>
    <meta:editing-duration>PT20M38S</meta:editing-duration>
    <meta:editing-cycles>3</meta:editing-cycles>
    <meta:generator>LibreOffice/6.0.6.2$Linux_X86_64 LibreOffice_project/00m0$Build-2</meta:generator>
    <meta:document-statistic meta:table-count="0" meta:image-count="0" meta:object-count="0" meta:page-count="1" meta:paragraph-count="7" meta:word-count="200" meta:character-count="1260" meta:non-whitespace-character-count="1066"/>
  </office:meta>
</office:document-meta>
</file>